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fc24d"/>
    </style:style>
    <style:style style:name="T1" style:family="text">
      <style:text-properties officeooo:rsid="000e433c"/>
    </style:style>
    <style:style style:name="T2" style:family="text">
      <style:text-properties officeooo:rsid="000fc24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Shareek-e-dawat-e-Islam ha<text:span text:style-name="T1">in</text:span> Ab<text:span text:style-name="T1">u</text:span> Talib</text:p>
      <text:p text:style-name="Standard"/>
      <text:p text:style-name="P1">1) Nabi ko haq ka ik inaam ha<text:span text:style-name="T1">in</text:span> Aboo Talib</text:p>
      <text:p text:style-name="P1">Har<text:span text:style-name="T2">ee</text:span>m-<text:span text:style-name="T2">e-</text:span>wahi ma<text:span text:style-name="T2">in</text:span> ilha<text:span text:style-name="T2">a</text:span>m ha<text:span text:style-name="T1">in</text:span> Aboo Talib</text:p>
      <text:p text:style-name="P1">Haram kay azm ka ehram ha<text:span text:style-name="T1">in</text:span> Aboo Talib</text:p>
      <text:p text:style-name="Standard">Yay chunkay laey<text:span text:style-name="T2">n</text:span> jo ghuncha wo phool hojaey</text:p>
      <text:p text:style-name="Standard">Phir inki g<text:span text:style-name="T2">au</text:span>d may p<text:span text:style-name="T2">a</text:span>l kar Rasool hojaey</text:p>
      <text:p text:style-name="Standard"/>
      <text:p text:style-name="Standard">2) Rasool-e-Rab kay nigehban hay Aboo Talib</text:p>
      <text:p text:style-name="Standard">Nabi hay deen to eman hay Aboo Talib</text:p>
      <text:p text:style-name="Standard">Nazool-e-wahi ka unwan hay Aboo Talib</text:p>
      <text:p text:style-name="Standard">Baghair lufzo ka Quran hay Aboo Talib</text:p>
      <text:p text:style-name="Standard">Inhi kay dum say huwi ibtida-e-bismillah</text:p>
      <text:p text:style-name="Standard">Inhi nay nukta diya zair-e-ba-e-bismillah</text:p>
      <text:p text:style-name="Standard"/>
      <text:p text:style-name="Standard">3) Payambari ki balao ka rud Aboo Talib</text:p>
      <text:p text:style-name="Standard">Madad Khuda ki hay shakalay madad Aboo Talib</text:p>
      <text:p text:style-name="Standard">Nabi ki dhaal damay jiddo kud Aboo Talib</text:p>
      <text:p text:style-name="Standard">Nishana khutmay Rasul aur zud Aboo Talib</text:p>
      <text:p text:style-name="Standard">Jihad inka hay pus munzar-e-jihad-e-Ali</text:p>
      <text:p text:style-name="Standard">Ali hay baad may inkay yay pehlay Nad-e-Ali</text:p>
      <text:p text:style-name="Standard"/>
      <text:p text:style-name="Standard">4) Kaha hay tongue nazar hum say bhi to aankh mila</text:p>
      <text:p text:style-name="Standard">Hay inkay kufar ka dawa to kuch saboot bhi la</text:p>
      <text:p text:style-name="Standard">Koee to rasum jihalut ki inkay ghar may dikha</text:p>
      <text:p text:style-name="Standard">Buto kay aagey jhuka inka sur sur apna jhuka</text:p>
      <text:p text:style-name="Standard">Khuda kay noor pay awkhak daalnay walay</text:p>
      <text:p text:style-name="Standard">Yay but shikun ko hay godi may paalnay walay</text:p>
      <text:p text:style-name="Standard"/>
      <text:p text:style-name="Standard">5) Rasool inka bara ehtiram kartay hay</text:p>
      <text:p text:style-name="Standard">Sawab-e-deed say tunzeem-e-aam kartay hay</text:p>
      <text:p text:style-name="Standard">Seher ko uthtay hi owwul yay kaam kartay hay</text:p>
      <text:p text:style-name="Standard">Inhay namaz say pehlay salam kartay hay</text:p>
      <text:p text:style-name="Standard">Nabi agar kisi kafir ko you salami hay</text:p>
      <text:p text:style-name="Standard">To phir zaroor naboowut may koee khami hay</text:p>
      <text:p text:style-name="Standard"/>
      <text:p text:style-name="Standard">6) Inhi kay ghar may hay khairul anam sullay ala</text:p>
      <text:p text:style-name="Standard">Pisur Nabi ka hay Qaim maqam sullay ala</text:p>
      <text:p text:style-name="Standard">Isay naseeb hay yay ehtiram sullay ala</text:p>
      <text:p text:style-name="Standard">Kay inkay khurd hay saray Imam sullay ala</text:p>
      <text:p text:style-name="Standard">Khata muaf ho yay bhi agar nahi momin</text:p>
      <text:p text:style-name="Standard">To phir jahan may koee bashur nahi momin</text:p>
      <text:p text:style-name="Standard"/>
      <text:p text:style-name="Standard">7) Na janchiyay yay rawayut na seerato kirdar</text:p>
      <text:p text:style-name="Standard">Nabi kay aankh say ub inko daykhiyay ik bar</text:p>
      <text:p text:style-name="Standard">Yay bargahay risalat may ap ka tha viqar</text:p>
      <text:p text:style-name="Standard">Pacharay khakay inhay roway Ehmad-e-Mukhtar</text:p>
      <text:p text:style-name="Standard">Wo aamay huzun bana inka jub visal huwa</text:p>
      <text:p text:style-name="Standard"><text:soft-page-break/>Yay ghum Rasool kay ummut may aik sal huwa</text:p>
      <text:p text:style-name="Standard"/>
      <text:p text:style-name="Standard">8) Yay murnay wala gur eman hi na laya tha</text:p>
      <text:p text:style-name="Standard">To kya Rasool nay kafir ka ghum manaya tha</text:p>
      <text:p text:style-name="Standard">Zaba pay wa abata bar bar aya tha</text:p>
      <text:p text:style-name="Standard">Wo khud bhi roway thay auro ko bhi rulaya tha</text:p>
      <text:p text:style-name="Standard">Jata diya tha kay jo Mohsin-e-risalat hay</text:p>
      <text:p text:style-name="Standard">To usko rona rulana Nabi ki sunnat hay</text:p>
      <text:p text:style-name="Standard"/>
      <text:p text:style-name="Standard">9) Yay baat agar ho ijazut to poochloo mai yahi</text:p>
      <text:p text:style-name="Standard">Hussain Ibn-e-Ali kya nahi thay Mohsin-e-Di</text:p>
      <text:p text:style-name="Standard">Hum inko roway to phir kyoo ho koee chi bajabi</text:p>
      <text:p text:style-name="Standard">Banay thay inka to naqa Rasool-e-Arsh-e-Nashi</text:p>
      <text:p text:style-name="Standard">Hussain soway Shah-e-Mursali kay seenay pur</text:p>
      <text:p text:style-name="Standard">Ghazub hay Shimar ka zanoo unhi kay seenay pur</text:p>
      <text:p text:style-name="Standard"/>
      <text:p text:style-name="Standard">10) Baghoshay hosh kyoo jub halay Karbala suniyay</text:p>
      <text:p text:style-name="Standard">Suna jo mayray tasawwur nay wo zara suniyay</text:p>
      <text:p text:style-name="Standard">Bayan himmat-e-sabaro Shah-e-Huda suniyay</text:p>
      <text:p text:style-name="Standard">Wo aati hay malakul maut ki sada suniyay</text:p>
      <text:p text:style-name="Standard">Mila jo hukam kay sur say nikal janay Hussain</text:p>
      <text:p text:style-name="Standard">Kaha kay sakht hay ya Rab yay imtihan-e-Hussain</text:p>
      <text:p text:style-name="Standard"/>
      <text:p text:style-name="Standard">11) Laga hay zakhmay tabur beh raha hay sur say lahoo</text:p>
      <text:p text:style-name="Standard">Bharay hay khoon may janay Rasool kay geysoo</text:p>
      <text:p text:style-name="Standard">Kareeb jakay rakhoo dil pay kis turha kaboo</text:p>
      <text:p text:style-name="Standard">Kay is lahoo may to hay Fatima kay dood ki boo</text:p>
      <text:p text:style-name="Standard">Nida yay aaee kay aankhay to dal aankho may</text:p>
      <text:p text:style-name="Standard">Kaha behen ka hay is dum khayal aankho may</text:p>
      <text:p text:style-name="Standard"/>
      <text:p text:style-name="Standard">12) Nida yay aaee ki gurdun say khainch ja inki</text:p>
      <text:p text:style-name="Standard">Kaha mai kya karoo gurdun pay chul rahi hay churi</text:p>
      <text:p text:style-name="Standard">Churi pakur kay yay chillati hay koee bibi</text:p>
      <text:p text:style-name="Standard">Na zibha kar mayray bachay ko mai dua doongi</text:p>
      <text:p text:style-name="Standard">Jaha rawa tayray khunjur ki aab hay zalim</text:p>
      <text:p text:style-name="Standard">Yay bosagahay risalat ma aab hay zalim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22T17:03:16.516951800</meta:creation-date>
    <dc:date>2026-01-22T17:07:12.643310000</dc:date>
    <meta:editing-duration>PT3M55S</meta:editing-duration>
    <meta:editing-cycles>2</meta:editing-cycles>
    <meta:generator>LibreOffice/25.8.4.2$Windows_X86_64 LibreOffice_project/290daaa01b999472f0c7a3890eb6a550fd74c6df</meta:generator>
    <meta:document-statistic meta:table-count="0" meta:image-count="0" meta:object-count="0" meta:page-count="2" meta:paragraph-count="72" meta:word-count="574" meta:character-count="3034" meta:non-whitespace-character-count="2532"/>
  </office:meta>
</office:document-meta>
</file>